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font-style="italic" style:font-style-asian="italic" fo:language="en" fo:country="US"/>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P26" style:parent-style-name="Standard" style:family="paragraph">
      <style:text-properties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weight="bold" style:font-weight-asian="bold" fo:font-style="italic" style:font-style-asian="italic" fo:language="en" fo:country="US"/>
    </style:style>
    <style:style style:name="T30" style:parent-style-name="DefaultParagraphFont" style:family="text">
      <style:text-properties fo:font-style="italic" style:font-style-asian="italic" fo:language="en" fo:country="US"/>
    </style:style>
    <style:style style:name="T31" style:parent-style-name="DefaultParagraphFont" style:family="text">
      <style:text-properties fo:font-style="italic" style:font-style-asian="italic" fo:language="en" fo:country="US"/>
    </style:style>
    <style:style style:name="T32" style:parent-style-name="DefaultParagraphFont" style:family="text">
      <style:text-properties fo:font-style="italic" style:font-style-asian="italic" fo:language="en" fo:country="US"/>
    </style:style>
    <style:style style:name="T33" style:parent-style-name="DefaultParagraphFont" style:family="text">
      <style:text-properties fo:font-style="italic" style:font-style-asian="italic" fo:language="en" fo:country="US"/>
    </style:style>
    <style:style style:name="T34" style:parent-style-name="DefaultParagraphFont" style:family="text">
      <style:text-properties fo:font-style="italic" style:font-style-asian="italic" fo:language="en" fo:country="US"/>
    </style:style>
    <style:style style:name="T35" style:parent-style-name="DefaultParagraphFont" style:family="text">
      <style:text-properties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P38" style:parent-style-name="Standard" style:family="paragraph">
      <style:text-properties fo:font-style="italic" style:font-style-asian="italic"/>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fo:language="en" fo:country="US"/>
    </style:style>
    <style:style style:name="T42" style:parent-style-name="DefaultParagraphFont" style:family="text">
      <style:text-properties fo:font-style="italic" style:font-style-asian="italic"/>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P46" style:parent-style-name="Standard" style:family="paragraph">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fo:language="en" fo:country="US"/>
    </style:style>
    <style:style style:name="T50" style:parent-style-name="DefaultParagraphFont" style:family="text">
      <style:text-properties fo:font-style="italic" style:font-style-asian="italic"/>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P55" style:parent-style-name="Standard" style:family="paragraph">
      <style:text-properties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fo:language="en" fo:country="US"/>
    </style:style>
    <style:style style:name="T59" style:parent-style-name="DefaultParagraphFont" style:family="text">
      <style:text-properties fo:font-style="italic" style:font-style-asian="italic" fo:language="en" fo:country="US"/>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fo:language="en" fo:country="US"/>
    </style:style>
    <style:style style:name="T68" style:parent-style-name="DefaultParagraphFont" style:family="text">
      <style:text-properties fo:font-style="italic" style:font-style-asian="italic" fo:language="en" fo:country="US"/>
    </style:style>
    <style:style style:name="T69" style:parent-style-name="DefaultParagraphFont" style:family="text">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P72" style:parent-style-name="Standard" style:family="paragraph">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P79" style:parent-style-name="Standard" style:family="paragraph">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fo:language="en" fo:country="US"/>
    </style:style>
    <style:style style:name="T83" style:parent-style-name="DefaultParagraphFont" style:family="text">
      <style:text-properties fo:font-style="italic" style:font-style-asian="italic" fo:language="en" fo:country="US"/>
    </style:style>
    <style:style style:name="T84" style:parent-style-name="DefaultParagraphFont" style:family="text">
      <style:text-properties fo:font-style="italic" style:font-style-asian="italic" fo:language="en" fo:country="US"/>
    </style:style>
    <style:style style:name="T85" style:parent-style-name="DefaultParagraphFont" style:family="text">
      <style:text-properties fo:font-style="italic" style:font-style-asian="italic" fo:language="en" fo:country="US"/>
    </style:style>
    <style:style style:name="T86" style:parent-style-name="DefaultParagraphFont" style:family="text">
      <style:text-properties fo:font-style="italic" style:font-style-asian="italic" fo:language="en" fo:country="US"/>
    </style:style>
    <style:style style:name="T87" style:parent-style-name="DefaultParagraphFont" style:family="text">
      <style:text-properties fo:font-style="italic" style:font-style-asian="italic" fo:language="en" fo:country="US"/>
    </style:style>
    <style:style style:name="T88" style:parent-style-name="DefaultParagraphFont" style:family="text">
      <style:text-properties fo:font-style="italic" style:font-style-asian="italic" fo:language="en" fo:country="US"/>
    </style:style>
    <style:style style:name="T89" style:parent-style-name="DefaultParagraphFont" style:family="text">
      <style:text-properties fo:font-weight="bold" style:font-weight-asian="bold"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P92" style:parent-style-name="Standard" style:family="paragraph">
      <style:text-properties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fo:language="en" fo:country="US"/>
    </style:style>
    <style:style style:name="T96" style:parent-style-name="DefaultParagraphFont" style:family="text">
      <style:text-properties fo:font-style="italic" style:font-style-asian="italic" fo:language="en" fo:country="US"/>
    </style:style>
    <style:style style:name="T97" style:parent-style-name="DefaultParagraphFont" style:family="text">
      <style:text-properties fo:font-style="italic" style:font-style-asian="italic" fo:language="en" fo:country="US"/>
    </style:style>
    <style:style style:name="T98" style:parent-style-name="DefaultParagraphFont" style:family="text">
      <style:text-properties fo:font-style="italic" style:font-style-asian="italic"/>
    </style:style>
    <style:style style:name="T99" style:parent-style-name="DefaultParagraphFont" style:family="text">
      <style:text-properties fo:font-weight="bold" style:font-weight-asian="bold"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P102" style:parent-style-name="Standard" style:family="paragraph">
      <style:text-properties fo:font-style="italic" style:font-style-asian="italic"/>
    </style:style>
    <style:style style:name="T103" style:parent-style-name="DefaultParagraphFont" style:family="text">
      <style:text-properties fo:font-weight="bold" style:font-weight-asian="bold"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weight="bold" style:font-weight-asian="bold"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Would you admit that data churn is difficult to use</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The main issue with data churn is that it is slow<text:s/></text:span><text:span text:style-name="T21">isn`t that affects<text:s/></text:span><text:span text:style-name="T22">time management</text:span><text:span text:style-name="T23">?</text:span></text:p>
      <text:p text:style-name="Standard"><text:span text:style-name="T24">HU:</text:span><text:span text:style-name="T25"><text:s/>It does not affect us much. We have trained a team of five people on how to use Data Churn effectively.</text:span></text:p>
      <text:p text:style-name="P26"/>
      <text:p text:style-name="Standard"><text:span text:style-name="T27">C</text:span><text:span text:style-name="T28">D:</text:span><text:span text:style-name="T29"><text:s/></text:span><text:span text:style-name="T30">T</text:span><text:span text:style-name="T31">he requests from different departments<text:s/></text:span><text:span text:style-name="T32">brings<text:s/></text:span><text:span text:style-name="T33">pressure on the team</text:span><text:span text:style-name="T34">, Is that true</text:span><text:span text:style-name="T35">?</text:span></text:p>
      <text:p text:style-name="Standard"><text:span text:style-name="T36">HU:</text:span><text:span text:style-name="T37"><text:s/>Not much. The requests pile up only when one of the five members quits our organisation and we are waiting for a new member to be trained on Data Churn.</text:span></text:p>
      <text:p text:style-name="P38"/>
      <text:p text:style-name="Standard"><text:span text:style-name="T39">CD:</text:span><text:span text:style-name="T40"><text:s/></text:span><text:span text:style-name="T41">Do the team members like using Data churn given it is old tool and difficult to use<text:s/></text:span><text:span text:style-name="T42">?</text:span></text:p>
      <text:p text:style-name="Standard"><text:span text:style-name="T43">HU:</text:span><text:span text:style-name="T44"><text:s/>Yes, our team members certainly do not like using<text:s/></text:span><text:span text:style-name="T45">Data Churn and tend to quit within 12–18 months.</text:span></text:p>
      <text:p text:style-name="P46"/>
      <text:p text:style-name="Standard"><text:span text:style-name="T47">CD:</text:span><text:span text:style-name="T48"><text:s/></text:span><text:span text:style-name="T49">Given the complication in Data Churn the training cost must be very high. Is that true</text:span><text:span text:style-name="T50">?</text:span></text:p>
      <text:p text:style-name="Standard"><text:span text:style-name="T51">HU:</text:span><text:span text:style-name="T52"><text:s/>It takes 4–6 weeks of training for a new team member to use Data Churn competently. So, that is at least 1.5 months of salary incurred as training cost. In addition to that, we also make a separate payment for the new team member to comp</text:span><text:span text:style-name="T53">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54">trition.</text:span></text:p>
      <text:p text:style-name="P55"/>
      <text:p text:style-name="Standard"><text:span text:style-name="T56">CD:</text:span><text:span text:style-name="T57"><text:s/></text:span><text:span text:style-name="T58">So, How you manage the workload if one of the trained team member leave the organization</text:span><text:span text:style-name="T59">.do they provide any assistance on that<text:s/></text:span><text:span text:style-name="T60">?</text:span></text:p>
      <text:p text:style-name="Standard"><text:span text:style-name="T61">HU:</text:span><text:span text:style-name="T62"><text:s/>Data Churn offers services as well, wherein they provide us one of their trained employees as an additional team member when one of our team members leaves and we are in the process of trainin</text:span><text:span text:style-name="T63">g a new one. But they charge really high rates for it, which is about three times what we pay our team members. So, we either use that option to handle heavy workloads when we are short-handed, or we pay overtime for the existing trained team members.</text:span></text:p>
      <text:p text:style-name="P64"/>
      <text:p text:style-name="Standard"><text:span text:style-name="T65">CD:</text:span><text:span text:style-name="T66"><text:s/></text:span><text:span text:style-name="T67">Are<text:s/></text:span><text:span text:style-name="T68">you offering good overtime payrates to the employees</text:span><text:span text:style-name="T69">?</text:span></text:p>
      <text:p text:style-name="Standard"><text:span text:style-name="T70">HD:</text:span><text:span text:style-name="T71"><text:s/>Yes, our overtime pay rate is double the normal salary. But even with overtime pay, the existing team members are not willing to do the extra work, which leads to further attrition.</text:span></text:p>
      <text:p text:style-name="P72"/>
      <text:p text:style-name="Standard"><text:span text:style-name="T73">CD:</text:span><text:span text:style-name="T74"><text:s/>Got it. But when you employ contractor</text:span><text:span text:style-name="T75">s from Data Churn, who do not know your data as well as your team members, does that not affect the quality of the work?</text:span></text:p>
      <text:soft-page-break/>
      <text:p text:style-name="Standard"><text:span text:style-name="T76">HU:</text:span><text:span text:style-name="T77"><text:s/>Absolutely, data knowledge is key to our work. So, when we employ Data Churn contractors, the quality of their analysis and insight</text:span><text:span text:style-name="T78">s is not as good as what our team members would produce because the former do not have in-depth knowledge of our data. Because of this, our existing team members need to <text:s/>review their work, which leads to duplication of effort.</text:span></text:p>
      <text:p text:style-name="P79"/>
      <text:p text:style-name="Standard"><text:span text:style-name="T80">CD:</text:span><text:span text:style-name="T81"><text:s/></text:span><text:span text:style-name="T82">So there is a tool offered by our organization the name of the tool is Data fire not only it is easy and convenient to use with rapid response<text:s/></text:span><text:span text:style-name="T83">times<text:s/></text:span><text:span text:style-name="T84">which will certainly<text:s/></text:span><text:span text:style-name="T85">help you in addressing critical business<text:s/></text:span><text:span text:style-name="T86">need. Do</text:span><text:span text:style-name="T87"><text:s/>you want to know more about it`<text:s/></text:span><text:span text:style-name="T88">functionalities?</text:span></text:p>
      <text:p text:style-name="Standard"><text:span text:style-name="T89">HU:</text:span><text:span text:style-name="T90"><text:s/>T</text:span><text:span text:style-name="T91">ell me about it! I keep getting escalations every other day from the heads of various departments that my team is not functioning optimally. I wish I could get some peace of mind at times. Data Churn is certainly not helping our case!</text:span></text:p>
      <text:p text:style-name="P92"/>
      <text:p text:style-name="Standard"><text:span text:style-name="T93">CD:</text:span><text:span text:style-name="T94"><text:s/></text:span><text:span text:style-name="T95">Given the slow speed and complications in using data churn</text:span><text:span text:style-name="T96"><text:s/>does that result in delay of deliverables</text:span><text:span text:style-name="T97"><text:s/></text:span><text:span text:style-name="T98">?</text:span></text:p>
      <text:p text:style-name="Standard"><text:span text:style-name="T99">HU:</text:span><text:span text:style-name="T100"><text:s/>It definitely does. Our business is becoming more and more data driven, and all the departments are highly reliant on us to provide on-time quality insights. Else, their decisions are delayed or are sub-optimal. Just last week, th</text:span><text:span text:style-name="T101">e Head of Marketing was on my case on the phone, talking about how their marketing campaign was delayed by more than two weeks during the peak season because my team could not share insights on which stores are to be targeted for the campaign.</text:span></text:p>
      <text:p text:style-name="P102"/>
      <text:p text:style-name="Standard"><text:span text:style-name="T103">CD:</text:span><text:span text:style-name="T104"><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105">HU:</text:span><text:span text:style-name="T106"><text:s/>Looks l</text:span><text:span text:style-name="T107">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unj, Shikhar</dc:creator>
    <meta:creation-date>2022-06-05T18:41:00Z</meta:creation-date>
    <dc:date>2022-06-05T19:29:00Z</dc:date>
    <meta:template xlink:href="Normal" xlink:type="simple"/>
    <meta:editing-cycles>65</meta:editing-cycles>
    <meta:editing-duration>PT2460S</meta:editing-duration>
    <meta:document-statistic meta:page-count="2" meta:paragraph-count="8" meta:word-count="670" meta:character-count="4484" meta:row-count="31" meta:non-whitespace-character-count="3822"/>
  </office:meta>
</office:document-meta>
</file>